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0-10" calcext:value-type="date">
            <text:p>10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Mens. 10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2-22" calcext:value-type="date">
            <text:p>22/12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6" office:value-type="string" calcext:value-type="string">
            <text:p>Mens. 1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2-22" calcext:value-type="date">
            <text:p>22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6" office:value-type="string" calcext:value-type="string">
            <text:p>Mens. 1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7]-[.F7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6" office:value-type="string" calcext:value-type="string">
            <text:p>Mens. 01/2026 (A.C.)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8]-[.F8]" office:value-type="float" office:value="590" calcext:value-type="float">
            <text:p>59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8])" office:value-type="float" office:value="1160" calcext:value-type="float">
            <text:p>1.16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4">
      <number:text>R$-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58.954609513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58.9592957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2-02T14:29:59.407358788</dc:date>
    <meta:print-date>2023-11-06T10:06:24.108000000</meta:print-date>
    <dc:language>pt-PT</dc:language>
    <meta:editing-cycles>644</meta:editing-cycles>
    <meta:editing-duration>P2DT18H54M50S</meta:editing-duration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